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4">st</text:span> time splits: <text:s/>11:56, 10:59, 10:43, 10:28, 10:10</text:p>
      <text:p text:style-name="P23">2<text:span text:style-name="T4">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6024651480062016975"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6">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7">Fri Aug 9, 2019 </text:span><text:span text:style-name="T8">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5">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5">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3871046826952184810"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1633848750423368584"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5">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1">Warm down:</text:span><text:span text:style-name="T10">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0">Sat Dec 14, 2019 </text:span><text:span text:style-name="T11">no running</text:span></text:p>
      <text:p text:style-name="P2"/>
      <text:p text:style-name="P38"><text:span text:style-name="T10">Sun Dec 15, 2019 </text:span><text:span text:style-name="T11">no running</text:span><text:span text:style-name="T10"> <text:s text:c="2"/></text:span></text:p>
      <text:p text:style-name="P2"/>
      <text:p text:style-name="P38"><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0">Tues Dec 17, 2019 </text:span><text:span text:style-name="T11">6.35 miles</text:span><text:span text:style-name="T10"> <text:s/></text:span></text:p>
      <text:p text:style-name="P2">I ran on a Wise Center treadmill.</text:p>
      <text:p text:style-name="P38"><text:span text:style-name="T11">Warm up:</text:span><text:span text:style-name="T10"> 1 mile in about 9:35 and rest 5 minutes</text:span></text:p>
      <text:p text:style-name="P38"><text:span text:style-name="T11">Run:</text:span><text:span text:style-name="T10">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2"><text:tab/><text:tab/></text:span></text:p>
      <text:p text:style-name="P5">In the last week: 19.35 miles<text:tab/></text:p>
      <text:p text:style-name="P28"><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8"><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8"><text:span text:style-name="T12">Wed Dec 25, 2019 </text:span><text:span text:style-name="T10">no running</text:span><text:span text:style-name="T12"> <text:s/></text:span></text:p>
      <text:p text:style-name="P2"/>
      <text:p text:style-name="P28"><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0">Warm up:</text:span><text:span text:style-name="T12"> 1 mile in 9:25 going faster as I ran and rest about 5:00</text:span></text:p>
      <text:p text:style-name="P28"><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8"><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0">Warm up:</text:span><text:span text:style-name="T12"> 1 mile in 9:20 going faster as I ran and rest about 5:00</text:span></text:p>
      <text:p text:style-name="P28"><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8558747204750445781"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3">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22"><text:span text:style-name="T2"/></text:p>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text:span></text:p>
      <text:p text:style-name="P3">Distance: 3.17 miles Time for 10 loops: 36:58 or 11:40/mile</text:p>
      <text:p text:style-name="P6">Warm down:<text:span text:style-name="T2"> 0.6 mile walk</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16T19:28:10.21</dc:date>
    <dc:creator>James Lombardi</dc:creator>
    <meta:editing-duration>P2DT20H4M9S</meta:editing-duration>
    <meta:editing-cycles>283</meta:editing-cycles>
    <meta:generator>OpenOffice/4.1.2$Win32 OpenOffice.org_project/412m3$Build-9782</meta:generator>
    <meta:document-statistic meta:table-count="0" meta:image-count="0" meta:object-count="0" meta:page-count="43" meta:paragraph-count="1129" meta:word-count="12309" meta:character-count="60556"/>
  </office:meta>
</office:document-meta>
</file>